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6.6146in" fo:margin-left="0.2958in" table:align="left"/>
    </style:style>
    <style:style style:name="Tabell1.A" style:family="table-column">
      <style:table-column-properties style:column-width="1.9688in"/>
    </style:style>
    <style:style style:name="Tabell1.B" style:family="table-column">
      <style:table-column-properties style:column-width="2.0833in"/>
    </style:style>
    <style:style style:name="Tabell1.C" style:family="table-column">
      <style:table-column-properties style:column-width="1.5833in"/>
    </style:style>
    <style:style style:name="Tabell1.D" style:family="table-column">
      <style:table-column-properties style:column-width="0.9792in"/>
    </style:style>
    <style:style style:name="Tabell1.A1" style:family="table-cell">
      <style:table-cell-properties fo:padding="0.0382in" fo:border-left="none" fo:border-right="none" fo:border-top="0.05pt solid #000000" fo:border-bottom="0.05pt solid #000000"/>
    </style:style>
    <style:style style:name="Tabell1.A2" style:family="table-cell">
      <style:table-cell-properties fo:background-color="#e6e6e6" fo:padding="0.0382in" fo:border="none">
        <style:background-image/>
      </style:table-cell-properties>
    </style:style>
    <style:style style:name="Tabell1.A3" style:family="table-cell">
      <style:table-cell-properties fo:padding="0.0382in" fo:border="none"/>
    </style:style>
    <style:style style:name="Tabell1.B3" style:family="table-cell">
      <style:table-cell-properties fo:padding="0.0382in" fo:border="none"/>
    </style:style>
    <style:style style:name="Tabell1.C3" style:family="table-cell">
      <style:table-cell-properties fo:padding="0.0382in" fo:border="none"/>
    </style:style>
    <style:style style:name="Tabell1.D3" style:family="table-cell">
      <style:table-cell-properties fo:padding="0.0382in" fo:border="none"/>
    </style:style>
    <style:style style:name="Tabell1.A5" style:family="table-cell">
      <style:table-cell-properties fo:padding="0.0382in" fo:border="none"/>
    </style:style>
    <style:style style:name="Tabell1.B5" style:family="table-cell">
      <style:table-cell-properties fo:padding="0.0382in" fo:border="none"/>
    </style:style>
    <style:style style:name="Tabell1.C5" style:family="table-cell">
      <style:table-cell-properties fo:padding="0.0382in" fo:border="none"/>
    </style:style>
    <style:style style:name="Tabell1.D5" style:family="table-cell">
      <style:table-cell-properties fo:padding="0.0382in" fo:border="none"/>
    </style:style>
    <style:style style:name="Tabell1.A7" style:family="table-cell">
      <style:table-cell-properties fo:padding="0.0382in" fo:border="none"/>
    </style:style>
    <style:style style:name="Tabell1.B7" style:family="table-cell">
      <style:table-cell-properties fo:padding="0.0382in" fo:border="none"/>
    </style:style>
    <style:style style:name="Tabell1.C7" style:family="table-cell">
      <style:table-cell-properties fo:padding="0.0382in" fo:border="none"/>
    </style:style>
    <style:style style:name="Tabell1.D7" style:family="table-cell">
      <style:table-cell-properties fo:padding="0.0382in" fo:border="none"/>
    </style:style>
    <style:style style:name="Tabell1.A9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officeooo:paragraph-rsid="000fb88b"/>
    </style:style>
    <style:style style:name="P2" style:family="paragraph" style:parent-style-name="Table_20_Contents">
      <style:text-properties officeooo:paragraph-rsid="000fb88b"/>
    </style:style>
    <style:style style:name="P3" style:family="paragraph" style:parent-style-name="Table_20_Contents">
      <style:text-properties fo:language="sv" fo:country="SE" officeooo:paragraph-rsid="000fb88b"/>
    </style:style>
    <style:style style:name="P4" style:family="paragraph" style:parent-style-name="Table_20_Contents">
      <style:text-properties officeooo:paragraph-rsid="00116d63"/>
    </style:style>
    <style:style style:name="P5" style:family="paragraph" style:parent-style-name="Table_20_Contents">
      <style:text-properties officeooo:paragraph-rsid="00131802"/>
    </style:style>
    <style:style style:name="P6" style:family="paragraph" style:parent-style-name="Table_20_Contents">
      <style:text-properties fo:language="sv" fo:country="SE" officeooo:rsid="000fb88b" officeooo:paragraph-rsid="000fb88b"/>
    </style:style>
    <style:style style:name="P7" style:family="paragraph" style:parent-style-name="Table_20_Contents">
      <style:text-properties fo:language="sv" fo:country="SE" officeooo:rsid="00116d63" officeooo:paragraph-rsid="00116d63"/>
    </style:style>
    <style:style style:name="P8" style:family="paragraph" style:parent-style-name="Table_20_Contents">
      <style:text-properties officeooo:rsid="00158ae4" officeooo:paragraph-rsid="00158ae4"/>
    </style:style>
    <style:style style:name="P9" style:family="paragraph" style:parent-style-name="Table_20_Contents">
      <style:text-properties officeooo:rsid="0017168b" officeooo:paragraph-rsid="0017168b"/>
    </style:style>
    <style:style style:name="T1" style:family="text">
      <style:text-properties officeooo:rsid="000fb88b"/>
    </style:style>
    <style:style style:name="T2" style:family="text">
      <style:text-properties officeooo:rsid="00116d63"/>
    </style:style>
    <style:style style:name="T3" style:family="text">
      <style:text-properties officeooo:rsid="00131802"/>
    </style:style>
    <style:style style:name="T4" style:family="text">
      <style:text-properties style:font-name="Nimbus Roman No9 L1"/>
    </style:style>
    <style:style style:name="T5" style:family="text">
      <style:text-properties style:font-name="Nimbus Roman No9 L1" officeooo:rsid="00131802"/>
    </style:style>
    <style:style style:name="T6" style:family="text">
      <style:text-properties style:font-name="Nimbus Roman No9 L1"/>
    </style:style>
    <style:style style:name="T7" style:family="text">
      <style:text-properties style:font-name="Nimbus Roman No9 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3">konstanter</text:p>
          </table:table-cell>
          <table:table-cell table:style-name="Tabell1.A1" office:value-type="string">
            <text:p text:style-name="P2"><draw:frame draw:style-name="fr1" draw:name="Objekt15" text:anchor-type="as-char" svg:y="-0.1236in" svg:width="0.2098in" svg:height="0.1535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1.A1" office:value-type="string">
            <text:p text:style-name="P8">enhet</text:p>
          </table:table-cell>
          <table:table-cell table:style-name="Tabell1.A1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6">Atommassenheten</text:p>
          </table:table-cell>
          <table:table-cell table:style-name="Tabell1.A2" office:value-type="string">
            <text:p text:style-name="P4"><text:span text:style-name="T2">1.66054 </text:span><text:span text:style-name="T5">· 10⁻²⁷ </text:span></text:p>
          </table:table-cell>
          <table:table-cell table:style-name="Tabell1.A2" office:value-type="string">
            <text:p text:style-name="P8">kg</text:p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7" office:value-type="string">
            <text:p text:style-name="P6">Elementarladdningen </text:p>
          </table:table-cell>
          <table:table-cell table:style-name="Tabell1.B3" office:value-type="string">
            <text:p text:style-name="P5"><text:span text:style-name="T3">1.60218 </text:span><text:span text:style-name="T5">· 10⁻¹⁹</text:span></text:p>
          </table:table-cell>
          <table:table-cell table:style-name="Tabell1.C3" office:value-type="string">
            <text:p text:style-name="P8">C</text:p>
          </table:table-cell>
          <table:table-cell table:style-name="Tabell1.D3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6">Elektronens vilomassa</text:p>
          </table:table-cell>
          <table:table-cell table:style-name="Tabell1.A2" office:value-type="string">
            <text:p text:style-name="P5"><text:span text:style-name="T3">9.1094 </text:span><text:span text:style-name="T5">· 10⁻³¹</text:span></text:p>
          </table:table-cell>
          <table:table-cell table:style-name="Tabell1.A2" office:value-type="string">
            <text:p text:style-name="P8">kg</text:p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7" office:value-type="string">
            <text:p text:style-name="P6">Protonens vilomassa</text:p>
          </table:table-cell>
          <table:table-cell table:style-name="Tabell1.B5" office:value-type="string">
            <text:p text:style-name="P8">1.6726 <text:span text:style-name="T5">· 10</text:span><text:span text:style-name="T4">⁻²⁷</text:span></text:p>
          </table:table-cell>
          <table:table-cell table:style-name="Tabell1.C5" office:value-type="string">
            <text:p text:style-name="P8">kg</text:p>
          </table:table-cell>
          <table:table-cell table:style-name="Tabell1.D5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6">Neutronens vilomassa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8">kg</text:p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7" office:value-type="string">
            <text:p text:style-name="P6">Ljushastigheten i vakuum</text:p>
          </table:table-cell>
          <table:table-cell table:style-name="Tabell1.B7" office:value-type="string">
            <text:p text:style-name="P2"/>
          </table:table-cell>
          <table:table-cell table:style-name="Tabell1.C7" office:value-type="string">
            <text:p text:style-name="P8">m/s</text:p>
          </table:table-cell>
          <table:table-cell table:style-name="Tabell1.D7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6">Gravitationskonstanten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8">Nm²/kg²</text:p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9" office:value-type="string">
            <text:p text:style-name="P6">Normalaccelerationen</text:p>
          </table:table-cell>
          <table:table-cell table:style-name="Tabell1.A9" office:value-type="string">
            <text:p text:style-name="P2"/>
          </table:table-cell>
          <table:table-cell table:style-name="Tabell1.A9" office:value-type="string">
            <text:p text:style-name="P8">m/s²</text:p>
          </table:table-cell>
          <table:table-cell table:style-name="Tabell1.A9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6">Plancks konstant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8">Js</text:p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9" office:value-type="string">
            <text:p text:style-name="P6">Rydbergs konstant</text:p>
          </table:table-cell>
          <table:table-cell table:style-name="Tabell1.A9" office:value-type="string">
            <text:p text:style-name="P2"/>
          </table:table-cell>
          <table:table-cell table:style-name="Tabell1.A9" office:value-type="string">
            <text:p text:style-name="P8">m⁻¹</text:p>
          </table:table-cell>
          <table:table-cell table:style-name="Tabell1.A9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6">Boltzmanns konstant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8">J/K</text:p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9" office:value-type="string">
            <text:p text:style-name="P6">Konstanten i Stefan-Boltzmanns lag</text:p>
          </table:table-cell>
          <table:table-cell table:style-name="Tabell1.A9" office:value-type="string">
            <text:p text:style-name="P2"/>
          </table:table-cell>
          <table:table-cell table:style-name="Tabell1.A9" office:value-type="string">
            <text:p text:style-name="P8">W/m²<text:span text:style-name="T5">·</text:span><text:span text:style-name="T4">K⁴</text:span></text:p>
          </table:table-cell>
          <table:table-cell table:style-name="Tabell1.A9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6">Konstanten i Wiens förskjutningslag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8">m<text:span text:style-name="T5">·</text:span><text:span text:style-name="T4">K</text:span></text:p>
            <text:p text:style-name="P8"><text:span text:style-name="T4">1/s</text:span><text:span text:style-name="T5">·</text:span><text:span text:style-name="T4">K</text:span></text:p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9" office:value-type="string">
            <text:p text:style-name="P6">Faradays konstant</text:p>
          </table:table-cell>
          <table:table-cell table:style-name="Tabell1.A9" office:value-type="string">
            <text:p text:style-name="P2"/>
          </table:table-cell>
          <table:table-cell table:style-name="Tabell1.A9" office:value-type="string">
            <text:p text:style-name="P8"><text:span text:style-name="T4">C</text:span><text:span text:style-name="T5">/</text:span><text:span text:style-name="T4">mol</text:span></text:p>
          </table:table-cell>
          <table:table-cell table:style-name="Tabell1.A9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6">Avogadros konstant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8">1/mol</text:p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9" office:value-type="string">
            <text:p text:style-name="P6">Allmänna gaskonstanten</text:p>
          </table:table-cell>
          <table:table-cell table:style-name="Tabell1.A9" office:value-type="string">
            <text:p text:style-name="P2"/>
          </table:table-cell>
          <table:table-cell table:style-name="Tabell1.A9" office:value-type="string">
            <text:p text:style-name="P8">J/mol<text:span text:style-name="T5">·</text:span><text:span text:style-name="T4">K</text:span></text:p>
          </table:table-cell>
          <table:table-cell table:style-name="Tabell1.A9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6">Absoluta nollpunkten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9"><text:span text:style-name="T4">°</text:span><text:span text:style-name="T7">C</text:span></text:p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9" office:value-type="string">
            <text:p text:style-name="P6">Molvolymen för en ideal gas vid 0 ⁰C och 1atm= 101,3 kPa (NTP)</text:p>
          </table:table-cell>
          <table:table-cell table:style-name="Tabell1.A9" office:value-type="string">
            <text:p text:style-name="P2"/>
          </table:table-cell>
          <table:table-cell table:style-name="Tabell1.A9" office:value-type="string">
            <text:p text:style-name="P2"/>
          </table:table-cell>
          <table:table-cell table:style-name="Tabell1.A9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3"><text:span text:style-name="T1">Elektriska konstanten (kapacitiviteten i vakuum)</text:span>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9" office:value-type="string">
            <text:p text:style-name="P7">Magnetiska konstanten (permeabiliteten i vakuum)</text:p>
          </table:table-cell>
          <table:table-cell table:style-name="Tabell1.A9" office:value-type="string">
            <text:p text:style-name="P2"/>
          </table:table-cell>
          <table:table-cell table:style-name="Tabell1.A9" office:value-type="string">
            <text:p text:style-name="P2"/>
          </table:table-cell>
          <table:table-cell table:style-name="Tabell1.A9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</table:table-row>
        <table:table-row>
          <table:table-cell table:style-name="Tabell1.A9" office:value-type="string">
            <text:p text:style-name="P3"/>
          </table:table-cell>
          <table:table-cell table:style-name="Tabell1.A9" office:value-type="string">
            <text:p text:style-name="P2"/>
          </table:table-cell>
          <table:table-cell table:style-name="Tabell1.A9" office:value-type="string">
            <text:p text:style-name="P2"/>
          </table:table-cell>
          <table:table-cell table:style-name="Tabell1.A9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3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2T01:58:29</meta:creation-date>
    <dc:date>2014-02-22T19:53:08.369239168</dc:date>
    <meta:editing-duration>PT50M4S</meta:editing-duration>
    <meta:editing-cycles>2</meta:editing-cycles>
    <meta:generator>LibreOffice/4.1.3.2$Linux_x86 LibreOffice_project/410m0$Build-2</meta:generator>
    <meta:document-statistic meta:table-count="1" meta:image-count="0" meta:object-count="1" meta:page-count="1" meta:paragraph-count="45" meta:word-count="107" meta:character-count="656" meta:non-whitespace-character-count="608"/>
  </office:meta>
</office:document-meta>
</file>

<file path=Object 1/content.xml><?xml version="1.0" encoding="utf-8"?>
<math xmlns="http://www.w3.org/1998/Math/MathML">
  <semantics>
    <mrow>
      <mrow>
        <mi/>
        <mo stretchy="false">≈</mo>
        <mi/>
      </mrow>
    </mrow>
    <annotation encoding="StarMath 5.0">` approx `</annotation>
  </semantics>
</math>
</file>